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t – <text:span text:style-name="T1">множества</text:span></text:p>
      <text:p text:style-name="P1"><text:span text:style-name="T1"/></text:p>
      <text:p text:style-name="P1"><text:span text:style-name="T4">Set</text:span> <text:span text:style-name="T1">это коллекция которая хранит в себе уникальные значения. </text:span></text:p>
      <text:p text:style-name="P1"><text:span text:style-name="T1">Классы которые реализующие интерфейс </text:span>Set: HashSet, LinkedHashSet, TreeSet.</text:p>
      <text:p text:style-name="P1"><text:span text:style-name="T1"/></text:p>
      <text:p text:style-name="P8">Особенности:</text:p>
      <text:p text:style-name="P9"/>
      <text:list xml:id="list3584418110539121955" text:style-name="L1">
        <text:list-item>
          <text:p text:style-name="P6"><text:span text:style-name="T1">Во всех классах реализующих интерфейс </text:span><text:span text:style-name="T4">Set</text:span> <text:span text:style-name="T1">элементы повторятся не могут, то есть они уникальные.</text:span></text:p>
          <text:p text:style-name="P6"><text:span text:style-name="T1">Если в </text:span><text:span text:style-name="T4">Set</text:span> <text:span text:style-name="T1">записать значение которое уже имеется в коллекции, то оно перезапишется.</text:span></text:p>
        </text:list-item>
      </text:list>
      <text:p text:style-name="P9"/>
      <text:list xml:id="list40425239" text:continue-numbering="true" text:style-name="L1">
        <text:list-item>
          <text:p text:style-name="P6"><text:span text:style-name="T1">1.В </text:span><text:span text:style-name="T4">HashSet</text:span><text:span text:style-name="T1"> элементы не имеют порядка то есть вывод всех элементов может быть в совершенно случайном порядке. Это происходит потому-что здесь используется хеширование, а оно зависит от случайных величин.</text:span></text:p>
          <text:p text:style-name="P3"><text:span text:style-name="T1">Соответственно, использовать </text:span><text:span text:style-name="T4">HashSet</text:span> <text:span text:style-name="T1">целесообразно в том случае когда не важен порядок элементов, важно только их наличие.</text:span></text:p>
          <text:p text:style-name="P11"/>
        </text:list-item>
        <text:list-item>
          <text:p text:style-name="P3"><text:span text:style-name="T1">В </text:span><text:span text:style-name="T4">LinkedHashSet </text:span><text:span text:style-name="T1">элементы <text:s/>имеют такой порядок в каком они были добавлены.</text:span></text:p>
          <text:p text:style-name="P11"/>
        </text:list-item>
        <text:list-item>
          <text:p text:style-name="P3"><text:span text:style-name="T1">В </text:span><text:span text:style-name="T4">TreeSet </text:span>элементы<text:span text:style-name="T1"> сортируются в алфавитном порядке.</text:span></text:p>
          <text:p text:style-name="P3"><text:span text:style-name="T1"/></text:p>
        </text:list-item>
      </text:list>
      <text:p text:style-name="P2"><text:span text:style-name="T1"/></text:p>
      <text:p text:style-name="P7"><text:span text:style-name="T1">Популярные методы:</text:span></text:p>
      <text:p text:style-name="P2"><text:span text:style-name="T1"/></text:p>
      <text:list xml:id="list3217063069321774384" text:style-name="L6">
        <text:list-item>
          <text:p text:style-name="P5"><text:span text:style-name="T7">contains() </text:span><text:span text:style-name="T2">- </text:span><text:span text:style-name="T3">Проверяет</text:span><text:span text:style-name="T2"> </text:span><text:span text:style-name="T3">на наличие значения в коллекции. Работает быстро так как используется хеширование.</text:span></text:p>
          <text:p text:style-name="P5"><text:span text:style-name="T3"/></text:p>
        </text:list-item>
        <text:list-item>
          <text:p text:style-name="P5"><text:span text:style-name="T7">isEmpty() </text:span><text:span text:style-name="T6">- </text:span><text:span text:style-name="T3">Возвращает </text:span><text:span text:style-name="T6">true </text:span><text:span text:style-name="T3">если в коллекции есть хоть один элемент и </text:span><text:span text:style-name="T6">false </text:span><text:span text:style-name="T3">если коллекция пустая.</text:span></text:p>
          <text:p text:style-name="P5"><text:span text:style-name="T3"/></text:p>
        </text:list-item>
        <text:list-item>
          <text:p text:style-name="P5"><text:span text:style-name="T7">addAll() </text:span><text:span text:style-name="T6">- Объединение</text:span><text:span text:style-name="T3"> множества. В выбранное множество</text:span><text:span text:style-name="T6"> </text:span><text:span text:style-name="T3">добавляет все элементы из множества который был передан в качестве аргумента.</text:span></text:p>
          <text:p text:style-name="P5"><text:span text:style-name="T3"/></text:p>
        </text:list-item>
        <text:list-item>
          <text:p text:style-name="P5"><text:span text:style-name="T7">retainAll()</text:span><text:span text:style-name="T6"> - </text:span><text:span text:style-name="T3">Пересечение множеств. Этот метод оставляет в множестве 1 все элементы которые есть в множестве 2.</text:span></text:p>
          <text:p text:style-name="P5"><text:span text:style-name="T3"/></text:p>
        </text:list-item>
        <text:list-item>
          <text:p text:style-name="P5"><text:span text:style-name="T6">removeAll() - </text:span><text:span text:style-name="T3">Разница множеств. <text:s/>Из множества 1 удаляется все элементы которые присутствуют в множестве который передаётся в качестве аргументов.</text:span></text:p>
        </text:list-item>
      </text:list>
      <text:p text:style-name="P2"><text:span text:style-name="T3"/></text:p>
      <text:p text:style-name="P2"><text:span text:style-name="T3"/></text:p>
      <text:list xml:id="list4973836079869594390" text:style-name="L2">
        <text:list-header>
          <text:p text:style-name="P4"><text:span text:style-name="T3"/></text:p>
        </text:list-header>
      </text:list>
      <text:p text:style-name="P10"/>
      <text:p text:style-name="P10"><text:span text:style-name="T5"/></text:p>
      <text:list xml:id="list40424504" text:continue-list="list40425239" text:style-name="L1">
        <text:list-header>
          <text:p text:style-name="P3"><text:s/></text:p>
        </text:list-header>
      </text:list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9S</meta:editing-duration>
    <meta:editing-cycles>16</meta:editing-cycles>
    <meta:generator>OpenOffice/4.1.13$Win32 OpenOffice.org_project/4113m1$Build-9810</meta:generator>
    <dc:date>2022-08-07T20:19:13.25</dc:date>
    <meta:document-statistic meta:table-count="0" meta:image-count="0" meta:object-count="0" meta:page-count="1" meta:paragraph-count="17" meta:word-count="206" meta:character-count="1419"/>
    <meta:user-defined meta:name="Info 1"/>
    <meta:user-defined meta:name="Info 2"/>
    <meta:user-defined meta:name="Info 3"/>
    <meta:user-defined meta:name="Info 4"/>
  </office:meta>
</office:document-meta>
</file>